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Quotations">
      <style:text-properties officeooo:paragraph-rsid="000662e0"/>
    </style:style>
    <style:style style:name="P2" style:family="paragraph" style:parent-style-name="Quotations">
      <style:text-properties officeooo:rsid="000e9075" officeooo:paragraph-rsid="000e9075"/>
    </style:style>
    <style:style style:name="P3" style:family="paragraph" style:parent-style-name="Standard">
      <style:text-properties officeooo:rsid="00054dce" officeooo:paragraph-rsid="00054dce"/>
    </style:style>
    <style:style style:name="P4" style:family="paragraph" style:parent-style-name="Text_20_body">
      <style:text-properties officeooo:rsid="00061b37" officeooo:paragraph-rsid="00061b37"/>
    </style:style>
    <style:style style:name="P5" style:family="paragraph" style:parent-style-name="Text_20_body">
      <style:text-properties officeooo:rsid="00065f93" officeooo:paragraph-rsid="00065f93"/>
    </style:style>
    <style:style style:name="P6" style:family="paragraph" style:parent-style-name="Text_20_body">
      <style:text-properties officeooo:rsid="000662e0" officeooo:paragraph-rsid="000662e0"/>
    </style:style>
    <style:style style:name="P7" style:family="paragraph" style:parent-style-name="Text_20_body">
      <style:text-properties officeooo:rsid="0006eb95" officeooo:paragraph-rsid="0006eb95"/>
    </style:style>
    <style:style style:name="P8" style:family="paragraph" style:parent-style-name="Text_20_body">
      <style:text-properties officeooo:rsid="0007f2ec" officeooo:paragraph-rsid="0007f2ec"/>
    </style:style>
    <style:style style:name="P9" style:family="paragraph" style:parent-style-name="Text_20_body">
      <style:text-properties officeooo:rsid="00080069" officeooo:paragraph-rsid="00080069"/>
    </style:style>
    <style:style style:name="P10" style:family="paragraph" style:parent-style-name="Text_20_body">
      <style:text-properties officeooo:rsid="0009d865" officeooo:paragraph-rsid="0009d865"/>
    </style:style>
    <style:style style:name="P11" style:family="paragraph" style:parent-style-name="Text_20_body">
      <style:text-properties officeooo:rsid="000b1375" officeooo:paragraph-rsid="000b1375"/>
    </style:style>
    <style:style style:name="P12" style:family="paragraph" style:parent-style-name="Text_20_body">
      <style:text-properties officeooo:rsid="000dd730" officeooo:paragraph-rsid="000dd730"/>
    </style:style>
    <style:style style:name="P13" style:family="paragraph" style:parent-style-name="Text_20_body">
      <style:text-properties officeooo:rsid="000e9075" officeooo:paragraph-rsid="000dd730"/>
    </style:style>
    <style:style style:name="P14" style:family="paragraph" style:parent-style-name="Text_20_body">
      <style:text-properties officeooo:rsid="000e9075" officeooo:paragraph-rsid="000e9075"/>
    </style:style>
    <style:style style:name="P15" style:family="paragraph" style:parent-style-name="Text_20_body">
      <style:text-properties officeooo:rsid="000ed235" officeooo:paragraph-rsid="000ed235"/>
    </style:style>
    <style:style style:name="P16" style:family="paragraph" style:parent-style-name="Text_20_body">
      <style:text-properties officeooo:rsid="001013d2" officeooo:paragraph-rsid="001013d2"/>
    </style:style>
    <style:style style:name="P17" style:family="paragraph" style:parent-style-name="Text_20_body">
      <style:text-properties officeooo:paragraph-rsid="0011a389"/>
    </style:style>
    <style:style style:name="P18" style:family="paragraph" style:parent-style-name="Text_20_body">
      <style:text-properties officeooo:rsid="00131b13" officeooo:paragraph-rsid="00131b13"/>
    </style:style>
    <style:style style:name="P19" style:family="paragraph" style:parent-style-name="Text_20_body">
      <style:text-properties officeooo:rsid="0016a7c2" officeooo:paragraph-rsid="0016a7c2"/>
    </style:style>
    <style:style style:name="P20" style:family="paragraph" style:parent-style-name="Text_20_body">
      <style:paragraph-properties fo:text-align="justify" style:justify-single-word="false"/>
      <style:text-properties officeooo:rsid="0016a7c2" officeooo:paragraph-rsid="0016a7c2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officeooo:paragraph-rsid="001a2dbc"/>
    </style:style>
    <style:style style:name="P23" style:family="paragraph" style:parent-style-name="Heading_20_2">
      <style:text-properties officeooo:rsid="000662e0" officeooo:paragraph-rsid="000662e0"/>
    </style:style>
    <style:style style:name="P24" style:family="paragraph" style:parent-style-name="Heading_20_2">
      <style:text-properties officeooo:rsid="0006eb95" officeooo:paragraph-rsid="0006eb95"/>
    </style:style>
    <style:style style:name="P25" style:family="paragraph" style:parent-style-name="Heading_20_2">
      <style:text-properties officeooo:rsid="0011a389" officeooo:paragraph-rsid="0011a389"/>
    </style:style>
    <style:style style:name="P26" style:family="paragraph" style:parent-style-name="Heading_20_3">
      <style:text-properties officeooo:rsid="001013d2" officeooo:paragraph-rsid="001013d2"/>
    </style:style>
    <style:style style:name="P27" style:family="paragraph" style:parent-style-name="Heading_20_5" style:list-style-name=""/>
    <style:style style:name="P28" style:family="paragraph" style:parent-style-name="Heading_20_5">
      <style:paragraph-properties fo:break-before="page"/>
    </style:style>
    <style:style style:name="P29" style:family="paragraph" style:parent-style-name="Text_20_body">
      <style:text-properties officeooo:rsid="000662e0" officeooo:paragraph-rsid="000662e0"/>
    </style:style>
    <style:style style:name="P30" style:family="paragraph" style:parent-style-name="Text_20_body" style:list-style-name="L1">
      <style:text-properties officeooo:rsid="0007f2ec" officeooo:paragraph-rsid="0007f2ec"/>
    </style:style>
    <style:style style:name="P31" style:family="paragraph" style:parent-style-name="Text_20_body" style:list-style-name="L2">
      <style:text-properties officeooo:rsid="00131b13" officeooo:paragraph-rsid="00131b13"/>
    </style:style>
    <style:style style:name="P32" style:family="paragraph" style:parent-style-name="Text_20_body" style:list-style-name="L2">
      <style:text-properties officeooo:rsid="0016a7c2" officeooo:paragraph-rsid="0016a7c2"/>
    </style:style>
    <style:style style:name="P33" style:family="paragraph" style:parent-style-name="Text_20_body" style:list-style-name="L2">
      <style:text-properties fo:font-weight="normal" officeooo:rsid="0016a7c2" officeooo:paragraph-rsid="0016a7c2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Carlito" fo:font-size="11pt" fo:font-style="normal" officeooo:rsid="00198695" style:font-size-asian="10.5pt" style:font-style-asian="normal" style:font-style-complex="normal"/>
    </style:style>
    <style:style style:name="T1" style:family="text">
      <style:text-properties officeooo:rsid="00054dce"/>
    </style:style>
    <style:style style:name="T2" style:family="text">
      <style:text-properties officeooo:rsid="00061b37"/>
    </style:style>
    <style:style style:name="T3" style:family="text">
      <style:text-properties officeooo:rsid="00065f93"/>
    </style:style>
    <style:style style:name="T4" style:family="text">
      <style:text-properties fo:font-style="italic" officeooo:rsid="00065f93" style:font-style-asian="italic" style:font-style-complex="italic"/>
    </style:style>
    <style:style style:name="T5" style:family="text">
      <style:text-properties fo:font-style="italic" officeooo:rsid="00198695" style:font-style-asian="italic" style:font-style-complex="italic"/>
    </style:style>
    <style:style style:name="T6" style:family="text">
      <style:text-properties fo:font-style="normal" officeooo:rsid="00065f93" style:font-style-asian="normal" style:font-style-complex="normal"/>
    </style:style>
    <style:style style:name="T7" style:family="text">
      <style:text-properties fo:font-style="normal" officeooo:rsid="00198695" style:font-style-asian="normal" style:font-style-complex="normal"/>
    </style:style>
    <style:style style:name="T8" style:family="text">
      <style:text-properties officeooo:rsid="000662e0"/>
    </style:style>
    <style:style style:name="T9" style:family="text">
      <style:text-properties officeooo:rsid="0006eb95"/>
    </style:style>
    <style:style style:name="T10" style:family="text">
      <style:text-properties officeooo:rsid="0007f2ec"/>
    </style:style>
    <style:style style:name="T11" style:family="text">
      <style:text-properties officeooo:rsid="000e9075"/>
    </style:style>
    <style:style style:name="T12" style:family="text">
      <style:text-properties officeooo:rsid="000ed235"/>
    </style:style>
    <style:style style:name="T13" style:family="text">
      <style:text-properties officeooo:rsid="001013d2"/>
    </style:style>
    <style:style style:name="T14" style:family="text">
      <style:text-properties style:font-name="Carlito" fo:font-size="11pt" fo:font-style="normal" officeooo:rsid="00198695" style:font-size-asian="10.5pt" style:font-style-asian="normal" style:font-style-complex="normal"/>
    </style:style>
    <style:style style:name="T15" style:family="text">
      <style:text-properties style:font-name="Carlito" fo:font-size="11pt" fo:font-style="normal" officeooo:rsid="0019ea58" style:font-size-asian="10.5pt" style:font-style-asian="normal" style:font-style-complex="normal"/>
    </style:style>
    <style:style style:name="T16" style:family="text">
      <style:text-properties style:font-name="Carlito" fo:font-size="11pt" fo:font-style="normal" officeooo:rsid="001a2dbc" style:font-size-asian="10.5pt" style:font-style-asian="normal" style:font-style-complex="normal"/>
    </style:style>
    <style:style style:name="T17" style:family="text">
      <style:text-properties style:font-name="Carlito" fo:font-size="11pt" fo:font-style="normal" officeooo:rsid="001aece1" style:font-size-asian="10.5pt" style:font-style-asian="normal" style:font-style-complex="normal"/>
    </style:style>
    <style:style style:name="T18" style:family="text">
      <style:text-properties style:font-name="Carlito" fo:font-size="11pt" fo:font-style="italic" officeooo:rsid="00198695" style:font-size-asian="10.5pt" style:font-style-asian="italic" style:font-style-complex="italic"/>
    </style:style>
    <style:style style:name="T19" style:family="text">
      <style:text-properties officeooo:rsid="00198695"/>
    </style:style>
    <style:style style:name="T20" style:family="text">
      <style:text-properties officeooo:rsid="001bd5f5"/>
    </style:style>
    <style:style style:name="T21" style:family="text">
      <style:text-properties officeooo:rsid="001c8655"/>
    </style:style>
    <style:style style:name="T22" style:family="text">
      <style:text-properties officeooo:rsid="001e7173"/>
    </style:style>
    <style:style style:name="T23" style:family="text">
      <style:text-properties officeooo:rsid="001ed515"/>
    </style:style>
    <style:style style:name="T24" style:family="text">
      <style:text-properties officeooo:rsid="00201bc2"/>
    </style:style>
    <style:style style:name="T25" style:family="text">
      <style:text-properties officeooo:rsid="0021bf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xualidade do solteiro</text:h>
      <text:p text:style-name="P3"/>
      <text:p text:style-name="Text_20_body">Sexualidade erotizada. <text:span text:style-name="T1">Fora dos padrões bíblicos.</text:span></text:p>
      <text:p text:style-name="Text_20_body"/>
      <text:p text:style-name="Quotations"><text:span text:style-name="Citation">Como vivenciar uma sexualidade saudável śendo solteiro em um mondo pós moderno?</text:span></text:p>
      <text:p text:style-name="P4"/>
      <text:p text:style-name="P4">Os pais deveriam ser os primeiros a introduzirem o tema da sexualidade na vida dos filhos</text:p>
      <text:p text:style-name="P4"/>
      <text:p text:style-name="Quotations">Preparação de sermões e palestras sobre assuntos comuns, mas por que a sexualidade não é considerara como algo tão importante quanto?</text:p>
      <text:p text:style-name="P4"/>
      <text:h text:style-name="Heading_20_2" text:outline-level="2">O <text:span text:style-name="T2">ser criado por Deus</text:span></text:h>
      <text:p text:style-name="P4">Na antropologia hebraico-cristã: a criatura porta a Imago Dei.</text:p>
      <text:p text:style-name="P4">Essa imagem de Deus nos torna um ser Relacional, onde a vida ganha sentido apenas nos relacionamentos significativos</text:p>
      <text:p text:style-name="P4"/>
      <text:p text:style-name="Quotations">Você é o que é a partir dos relacionamentos gerados ao longo da vida</text:p>
      <text:p text:style-name="Text_20_body"/>
      <text:p text:style-name="P5">Aquela pessoa introspectiva, é assim normalmente a partir de um meio que nos define.</text:p>
      <text:p text:style-name="P5"/>
      <text:p text:style-name="P5">Os relacionamentos nos definem.</text:p>
      <text:p text:style-name="P5"/>
      <text:p text:style-name="P5"/>
      <text:p text:style-name="Quotations">Na queda, o homem perdeu <text:span text:style-name="T3">a capacidade de </text:span><text:span text:style-name="T4">olhar para o outro</text:span><text:span text:style-name="T6"> e ver a sua imagem, adotando, agora, uma visão utilitarista.</text:span></text:p>
      <text:p text:style-name="Text_20_body"/>
      <text:p text:style-name="Text_20_body">“<text:span text:style-name="T3">normalmente” Escolhemos as pessoas baseado não no relacionamento, mas naquilo que posso ganhar.</text:span></text:p>
      <text:p text:style-name="Text_20_body">→<text:span text:style-name="T3"> Já eu, na verdade, não escolho nada… huh. Eu sou extremamente sub autoritário.</text:span></text:p>
      <text:p text:style-name="P6"><text:soft-page-break/>A corrida dos discipulos e <text:s/>a naturalidade de maria e marta</text:p>
      <text:p text:style-name="Text_20_body"/>
      <text:h text:style-name="P23" text:outline-level="2">A sexualidade e o individualismo</text:h>
      <text:p text:style-name="P1">A sexualidade na cultura moderna é reduzida meramente à expressão glândular <text:span text:style-name="T8">(fisiológico).</text:span></text:p>
      <text:p text:style-name="Text_20_body"/>
      <text:p text:style-name="P6">Tudo é permitido, desde que gere o prazer. A armadilha do individualismo desvinculou o sexo do amor.</text:p>
      <text:p text:style-name="P6"/>
      <text:p text:style-name="P6">O utilitarismo faz do corpo um meio para alcançar o fim. No outro extremo, temos o conservador, tudo o que é prazer é sinônimo de Pecado. Cuidando com a visão legalista.</text:p>
      <text:p text:style-name="P6"/>
      <text:p text:style-name="Quotations">Cuidado com as proibições legalistas, elas podem desenvolver a curiosidade ao invés de ensinar os princípios <text:span text:style-name="T9">(Cuidado com as proibições sem explicações).</text:span></text:p>
      <text:h text:style-name="P24" text:outline-level="2">A sexualidade entre namorados</text:h>
      <text:p text:style-name="P7"><text:s/><text:span text:style-name="T10">Namoro pentecostal:</text:span></text:p>
      <text:p text:style-name="P8">Variedade de línguas, imposição de mãoes e o fogo que descec e sobe.</text:p>
      <text:p text:style-name="P8"/>
      <text:p text:style-name="P8">“A ociasião faz o ladrão”, e isto é uma irresponsabilidade dos pais.</text:p>
      <text:p text:style-name="P8">Os pais não cuidaram dos contextos que seus filhos estariam envolvidos… uau.</text:p>
      <text:p text:style-name="P8"/>
      <text:p text:style-name="P8">Catito → Um dos professores da especialização – Jaiison</text:p>
      <text:p text:style-name="P8"/>
      <text:p text:style-name="P8">3 regras para o namoro:</text:p>
      <text:list xml:id="list492205287" text:style-name="L1">
        <text:list-item>
          <text:p text:style-name="P30">Não namore em casa quando não tiver ninguém;</text:p>
        </text:list-item>
        <text:list-item>
          <text:p text:style-name="P30">Se tiver alguém em casa, proibido ficar na casa com a porta fechada;</text:p>
        </text:list-item>
        <text:list-item>
          <text:p text:style-name="P30">Não podem namorar no carro a noite em frente a casa;</text:p>
        </text:list-item>
      </text:list>
      <text:p text:style-name="P8"/>
      <text:p text:style-name="P9">Thanks for putting me into a new crisis now. But also, thanks for taking the previous crisis off of me.</text:p>
      <text:p text:style-name="P9">→ The construction of “our” stuff and “us” truly.</text:p>
      <text:p text:style-name="P10"><text:soft-page-break/>Atitude baseada no desrespeito é um ato de desamor, e portanto pecaminosa, devemos ter uma mente crítica e cristica (Rm 12:2)</text:p>
      <text:p text:style-name="P10"/>
      <text:p text:style-name="P11">Trará crescimento este comportamento que você desenvolve com seu namorado? Que tipo de conduta sexual afastam e nos aproximam de Deus?</text:p>
      <text:p text:style-name="P11"/>
      <text:p text:style-name="P12">A bunch of strong words… I kind of wanted to write them all down and try to do this as a book maybe with each chapter being a separate word and a separate theme. Or even better, a bunch of books that have each a theme with many different stories ofr a super long story of that word in many points of view</text:p>
      <text:p text:style-name="P13"/>
      <text:p text:style-name="P14">Relacionamento sexual entre solteiros</text:p>
      <text:p text:style-name="P2">A igreja não tem chamado as pessoas para falar sobre isso.</text:p>
      <text:p text:style-name="Text_20_body"/>
      <text:p text:style-name="P14">Parece ser uma área onde os jovens estão bem desenvolvidos ou eles não estão envolvidos.</text:p>
      <text:p text:style-name="P14">- Qual</text:p>
      <text:p text:style-name="P14"/>
      <text:p text:style-name="Quotations">Sexo <text:span text:style-name="T11">não é para o casamento, sexo é o casamento. </text:span><text:span text:style-name="T12">Mc</text:span><text:span text:style-name="T11"> 10:8</text:span></text:p>
      <text:p text:style-name="P15"/>
      <text:h text:style-name="Heading_20_3" text:outline-level="3">maturidade deixar paI e mãe</text:h>
      <text:p text:style-name="P15">Para que haja o casamento <text:span text:style-name="T13">deverá haver a maturidade de deixar pai e mãe.</text:span></text:p>
      <text:p text:style-name="P15"/>
      <text:p text:style-name="P16">Maturidade é a capacidade de Gerir sua própria vida. Oh no. Then i’m not mature at all.</text:p>
      <text:p text:style-name="P16"/>
      <text:h text:style-name="P26" text:outline-level="3">Compromisso unir-se a sua mulher</text:h>
      <text:p text:style-name="P16">Deixamos de ser a sociedade da palavra, mas a sociedade do papel</text:p>
      <text:p text:style-name="P16">Exige a redefinição de agenda.</text:p>
      <text:p text:style-name="P16"/>
      <text:h text:style-name="P26" text:outline-level="3">Exercício da sexualidade (tornar-se uma só carne)</text:h>
      <text:p text:style-name="P16">Indissociabilidade do casamento.</text:p>
      <text:p text:style-name="P16"/>
      <text:h text:style-name="P25" text:outline-level="2"><text:soft-page-break/>Pré-nupcial</text:h>
      <text:p text:style-name="P17">…</text:p>
      <text:p text:style-name="P17"/>
      <text:p text:style-name="P17"/>
      <text:p text:style-name="P18">Combinados:</text:p>
      <text:p text:style-name="P18">6 anos atrás</text:p>
      <text:p text:style-name="P18">um filme com cenas pesadas</text:p>
      <text:p text:style-name="P18">Por gentieleza, não estamos com adolescentes</text:p>
      <text:p text:style-name="P18">A guerra dos roses…</text:p>
      <text:p text:style-name="P18">Linguagem e cenas explicitas…</text:p>
      <text:p text:style-name="P18">Please be mature.</text:p>
      <text:p text:style-name="P18"/>
      <text:p text:style-name="P18"/>
      <text:p text:style-name="P18">Trabalho:</text:p>
      <text:list xml:id="list4289880274" text:style-name="L2">
        <text:list-item>
          <text:p text:style-name="P31">Quais as consequências que o filme nos apresenta sobre o divórcio.</text:p>
        </text:list-item>
        <text:list-item>
          <text:p text:style-name="P31">Haveria alguma coisa que pudesse ser feita para que o divórcio não acontecesse?</text:p>
        </text:list-item>
        <text:list-item>
          <text:p text:style-name="P31">Você como conselheiro, como abordaria o casal no processo do divórcio.</text:p>
        </text:list-item>
        <text:list-item>
          <text:p text:style-name="P32">Quais questões levaram esse casal ao divórcio</text:p>
        </text:list-item>
        <text:list-item>
          <text:p text:style-name="P33">Quem foi mais insistente no divórcio</text:p>
        </text:list-item>
      </text:list>
      <text:p text:style-name="P19"/>
      <text:h text:style-name="P27" text:outline-level="5"/>
      <text:h text:style-name="P28" text:outline-level="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4:07:37.968845548</meta:creation-date>
    <dc:title>Modern</dc:title>
    <meta:generator>LibreOffice/6.4.7.2$Linux_X86_64 LibreOffice_project/40$Build-2</meta:generator>
    <meta:editing-duration>PT34M13S</meta:editing-duration>
    <meta:editing-cycles>14</meta:editing-cycles>
    <dc:date>2021-11-15T17:52:14.031250833</dc:date>
    <meta:document-statistic meta:table-count="0" meta:image-count="0" meta:object-count="0" meta:page-count="5" meta:paragraph-count="63" meta:word-count="688" meta:character-count="3998" meta:non-whitespace-character-count="3378"/>
    <meta:template xlink:type="simple" xlink:actuate="onRequest" xlink:title="Modern" xlink:href="../../../../../../../usr/lib/libreoffice/share/template/common/styles/Modern.ott" meta:date="2021-10-25T14:07:37.517849845"/>
  </office:meta>
</office:document-meta>
</file>